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de2c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2cm" svg:y="1.515cm" svg:width="6.35cm" svg:height="3.81cm" draw:z-index="0">
        <draw:text-box>
          <text:section text:style-name="Sect1" text:name="MasterLabel">
            <text:p text:style-name="P1">Phoenix parts<text:line-break/><text:database-display text:table-name="partslist" text:table-type="table" text:column-name=".START" text:database-name="partslist">..device</text:database-display>: <text:database-display text:table-name="partslist" text:table-type="table" text:column-name="B" text:database-name="partslist">value</text:database-display><text:line-break/>Footprint: <text:database-display text:table-name="partslist" text:table-type="table" text:column-name="C" text:database-name="partslist">footprint</text:database-display><text:line-break/>Quantity per circuit: <text:database-display text:table-name="partslist" text:table-type="table" text:column-name="D" text:database-name="partslist">quantity</text:database-display><text:line-break/>Refdes: <text:database-display text:table-name="partslist" text:table-type="table" text:column-name="F" text:database-name="partslist">refdes</text:database-display><text:database-next text:table-name="partslist" text:table-type="table" text:condition="ooow:True" text:database-name="partslist"/></text:p>
          </text:section>
        </draw:text-box>
      </draw:frame>
      <draw:frame draw:style-name="fr1" draw:name="Frame2" text:anchor-type="page" text:anchor-page-number="1" svg:x="7.324cm" svg:y="1.515cm" svg:width="6.35cm" svg:height="3.81cm" draw:z-index="1">
        <draw:text-box>
          <text:section text:style-name="Sect1" text:name="Section1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3" text:anchor-type="page" text:anchor-page-number="1" svg:x="13.928cm" svg:y="1.515cm" svg:width="6.35cm" svg:height="3.81cm" draw:z-index="2">
        <draw:text-box>
          <text:section text:style-name="Sect1" text:name="Section2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4" text:anchor-type="page" text:anchor-page-number="1" svg:x="0.72cm" svg:y="5.325cm" svg:width="6.35cm" svg:height="3.81cm" draw:z-index="3">
        <draw:text-box>
          <text:section text:style-name="Sect1" text:name="Section3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5" text:anchor-type="page" text:anchor-page-number="1" svg:x="7.324cm" svg:y="5.325cm" svg:width="6.35cm" svg:height="3.81cm" draw:z-index="4">
        <draw:text-box>
          <text:section text:style-name="Sect1" text:name="Section4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6" text:anchor-type="page" text:anchor-page-number="1" svg:x="13.928cm" svg:y="5.325cm" svg:width="6.35cm" svg:height="3.81cm" draw:z-index="5">
        <draw:text-box>
          <text:section text:style-name="Sect1" text:name="Section5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7" text:anchor-type="page" text:anchor-page-number="1" svg:x="0.72cm" svg:y="9.135cm" svg:width="6.35cm" svg:height="3.81cm" draw:z-index="6">
        <draw:text-box>
          <text:section text:style-name="Sect1" text:name="Section6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8" text:anchor-type="page" text:anchor-page-number="1" svg:x="7.324cm" svg:y="9.135cm" svg:width="6.35cm" svg:height="3.81cm" draw:z-index="7">
        <draw:text-box>
          <text:section text:style-name="Sect1" text:name="Section7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9" text:anchor-type="page" text:anchor-page-number="1" svg:x="13.928cm" svg:y="9.135cm" svg:width="6.35cm" svg:height="3.81cm" draw:z-index="8">
        <draw:text-box>
          <text:section text:style-name="Sect1" text:name="Section8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10" text:anchor-type="page" text:anchor-page-number="1" svg:x="0.72cm" svg:y="12.945cm" svg:width="6.35cm" svg:height="3.81cm" draw:z-index="9">
        <draw:text-box>
          <text:section text:style-name="Sect1" text:name="Section9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11" text:anchor-type="page" text:anchor-page-number="1" svg:x="7.324cm" svg:y="12.945cm" svg:width="6.35cm" svg:height="3.81cm" draw:z-index="10">
        <draw:text-box>
          <text:section text:style-name="Sect1" text:name="Section10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12" text:anchor-type="page" text:anchor-page-number="1" svg:x="13.928cm" svg:y="12.945cm" svg:width="6.35cm" svg:height="3.81cm" draw:z-index="11">
        <draw:text-box>
          <text:section text:style-name="Sect1" text:name="Section11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13" text:anchor-type="page" text:anchor-page-number="1" svg:x="0.72cm" svg:y="16.755cm" svg:width="6.35cm" svg:height="3.81cm" draw:z-index="12">
        <draw:text-box>
          <text:section text:style-name="Sect1" text:name="Section12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14" text:anchor-type="page" text:anchor-page-number="1" svg:x="7.324cm" svg:y="16.755cm" svg:width="6.35cm" svg:height="3.81cm" draw:z-index="13">
        <draw:text-box>
          <text:section text:style-name="Sect1" text:name="Section13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15" text:anchor-type="page" text:anchor-page-number="1" svg:x="13.928cm" svg:y="16.755cm" svg:width="6.35cm" svg:height="3.81cm" draw:z-index="14">
        <draw:text-box>
          <text:section text:style-name="Sect1" text:name="Section14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16" text:anchor-type="page" text:anchor-page-number="1" svg:x="0.72cm" svg:y="20.565cm" svg:width="6.35cm" svg:height="3.81cm" draw:z-index="15">
        <draw:text-box>
          <text:section text:style-name="Sect1" text:name="Section15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17" text:anchor-type="page" text:anchor-page-number="1" svg:x="7.324cm" svg:y="20.565cm" svg:width="6.35cm" svg:height="3.81cm" draw:z-index="16">
        <draw:text-box>
          <text:section text:style-name="Sect1" text:name="Section16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18" text:anchor-type="page" text:anchor-page-number="1" svg:x="13.928cm" svg:y="20.565cm" svg:width="6.35cm" svg:height="3.81cm" draw:z-index="17">
        <draw:text-box>
          <text:section text:style-name="Sect1" text:name="Section17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19" text:anchor-type="page" text:anchor-page-number="1" svg:x="0.72cm" svg:y="24.375cm" svg:width="6.35cm" svg:height="3.81cm" draw:z-index="18">
        <draw:text-box>
          <text:section text:style-name="Sect1" text:name="Section18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20" text:anchor-type="page" text:anchor-page-number="1" svg:x="7.324cm" svg:y="24.375cm" svg:width="6.35cm" svg:height="3.81cm" draw:z-index="19">
        <draw:text-box>
          <text:section text:style-name="Sect1" text:name="Section19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draw:frame draw:style-name="fr1" draw:name="Frame21" text:anchor-type="page" text:anchor-page-number="1" svg:x="13.928cm" svg:y="24.375cm" svg:width="6.35cm" svg:height="3.81cm" draw:z-index="20">
        <draw:text-box>
          <text:section text:style-name="Sect1" text:name="Section20" text:protected="true">
            <text:section-source text:section-name="MasterLabel"/>
            <text:p text:style-name="P1">Phoenix parts<text:line-break/><text:database-display text:table-name="partslist" text:table-type="table" text:column-name=".START" text:database-name="partslist"/>: <text:database-display text:table-name="partslist" text:table-type="table" text:column-name="B" text:database-name="partslist"/><text:line-break/>Footprint: <text:database-display text:table-name="partslist" text:table-type="table" text:column-name="C" text:database-name="partslist"/><text:line-break/>Quantity per circuit: <text:database-display text:table-name="partslist" text:table-type="table" text:column-name="D" text:database-name="partslist"/><text:line-break/>Refdes: <text:database-display text:table-name="partslist" text:table-type="table" text:column-name="F" text:database-name="partslist"/><text:database-next text:table-name="partslist" text:table-type="table" text:condition="ooow:True" text:database-name="partslist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.35cm" svg:height="3.8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" style:print-orientation="portrait" fo:margin-top="1.515cm" fo:margin-bottom="0cm" fo:margin-left="0.72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20:14:42.830951507</meta:creation-date>
    <dc:date>2015-04-21T20:22:58.490990921</dc:date>
    <meta:editing-duration>PT2M49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1" meta:word-count="272" meta:character-count="1816" meta:non-whitespace-character-count="1565"/>
  </office:meta>
</office:document-meta>
</file>